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February 7, 2022 (08:41:0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with non-integer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 described in the section below.</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in the dialog box, write “PreciseRectangle.cs” as the name of the file, and click on “Add”.</text:p>
        </text:list-item>
        <text:list-item>
          <text:p text:style-name="P2">You should now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text:span text:style-name="NormalTok">width</text:span> and <text:span text:style-name="NormalTok">length</text:span>, of type <text:span text:style-name="DataTypeTok">double</text:span></text:p>
            </text:list-item>
            <text:list-item>
              <text:p text:style-name="P3">it should have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 factor given in the argument as an integer.</text:p>
                </text:list-item>
              </text:list>
            </text:list-item>
          </text:list>
        </text:list-item>
        <text:list-item>
          <text:p text:style-name="P2">Declare and manipulate rectangles with floating-point (i.e. <text:span text:style-name="DataTypeTok">double</text:span>)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should now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a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he constant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4Z</meta:creation-date>
    <dc:date>2022-02-08T01:41:14Z</dc:date>
    <meta:user-defined meta:name="date" meta:value-type="string">February   7, 2022 (08:41:0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